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a305" officeooo:paragraph-rsid="0000d545"/>
    </style:style>
    <style:style style:name="P2" style:family="paragraph" style:parent-style-name="Standard">
      <style:text-properties officeooo:rsid="0001a305" officeooo:paragraph-rsid="0000d545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5d65" officeooo:paragraph-rsid="00055d6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5d65" officeooo:paragraph-rsid="0006aff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officeooo:rsid="0001fc75" officeooo:paragraph-rsid="0001fc75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0d545" officeooo:paragraph-rsid="0000d545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1fc75" officeooo:paragraph-rsid="0001fc7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5d65" officeooo:paragraph-rsid="0006aff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5d65" officeooo:paragraph-rsid="000c05e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5d65" officeooo:paragraph-rsid="0015c1f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5d65" officeooo:paragraph-rsid="00055d6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55d65" officeooo:paragraph-rsid="002bb75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55d65" officeooo:paragraph-rsid="003b55a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rsid="00055d65" officeooo:paragraph-rsid="000c36d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weight="normal" officeooo:rsid="00055d65" officeooo:paragraph-rsid="000d129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fo:font-weight="normal" officeooo:rsid="00055d65" officeooo:paragraph-rsid="000d1a6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weight="normal" officeooo:rsid="00055d65" officeooo:paragraph-rsid="000db42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font-weight="normal" officeooo:rsid="00055d65" officeooo:paragraph-rsid="000e66f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font-weight="normal" officeooo:rsid="00055d65" officeooo:paragraph-rsid="000fe48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fo:font-weight="normal" officeooo:rsid="00055d65" officeooo:paragraph-rsid="00128e8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0055d65" officeooo:paragraph-rsid="0014a2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0055d65" officeooo:paragraph-rsid="001bddf6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055d65" officeooo:paragraph-rsid="001ddd8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0055d65" officeooo:paragraph-rsid="001eb74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weight="normal" officeooo:rsid="00055d65" officeooo:paragraph-rsid="002028f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weight="normal" officeooo:rsid="00055d65" officeooo:paragraph-rsid="0021a9a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weight="normal" officeooo:rsid="00055d65" officeooo:paragraph-rsid="0023071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fo:font-weight="normal" officeooo:rsid="00055d65" officeooo:paragraph-rsid="00260b0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weight="normal" officeooo:rsid="00055d65" officeooo:paragraph-rsid="0028db3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2pt" fo:font-weight="normal" officeooo:rsid="00055d65" officeooo:paragraph-rsid="002a79fb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2pt" fo:font-weight="normal" officeooo:rsid="00055d65" officeooo:paragraph-rsid="002d48f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2pt" fo:font-weight="normal" officeooo:rsid="00055d65" officeooo:paragraph-rsid="00328816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2pt" fo:font-weight="normal" officeooo:rsid="00055d65" officeooo:paragraph-rsid="0033121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0c05e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0c36df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0d129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0d1a6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0db4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0e66f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0fe480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128e8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14a29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15c1f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16e16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17a60c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1eb74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2028fa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21a9a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230714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260b0c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28db3c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2a79f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2bb751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2d48f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30980d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328816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331217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3a2aac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3b55a9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3d1a7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40646f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415324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42868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12pt" fo:font-weight="normal" officeooo:rsid="000c36df" officeooo:paragraph-rsid="000c36df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size="12pt" fo:font-weight="normal" officeooo:rsid="000c36df" officeooo:paragraph-rsid="000d1294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size="12pt" fo:font-weight="normal" officeooo:rsid="000c36df" officeooo:paragraph-rsid="000d1a6a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size="12pt" fo:font-weight="normal" officeooo:rsid="000c36df" officeooo:paragraph-rsid="000db429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size="12pt" fo:font-weight="normal" officeooo:rsid="000c36df" officeooo:paragraph-rsid="000e66f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center" style:justify-single-word="false"/>
      <style:text-properties fo:font-size="12pt" fo:font-weight="normal" officeooo:rsid="000c36df" officeooo:paragraph-rsid="000fe480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center" style:justify-single-word="false"/>
      <style:text-properties fo:font-size="12pt" fo:font-weight="normal" officeooo:rsid="000c36df" officeooo:paragraph-rsid="00128e8a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size="12pt" fo:font-weight="normal" officeooo:rsid="000c36df" officeooo:paragraph-rsid="0014a29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center" style:justify-single-word="false"/>
      <style:text-properties fo:font-size="12pt" fo:font-weight="normal" officeooo:rsid="0016e161" officeooo:paragraph-rsid="001b1a6e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center" style:justify-single-word="false"/>
      <style:text-properties fo:font-size="12pt" fo:font-weight="normal" officeooo:rsid="0016e161" officeooo:paragraph-rsid="001bddf6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size="12pt" fo:font-weight="normal" officeooo:rsid="0016e161" officeooo:paragraph-rsid="001ddd85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size="12pt" fo:font-weight="normal" officeooo:rsid="001b1a6e" officeooo:paragraph-rsid="001b1a6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center" style:justify-single-word="false"/>
      <style:text-properties fo:font-size="12pt" fo:font-weight="normal" officeooo:rsid="001b1a6e" officeooo:paragraph-rsid="001eb74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size="12pt" fo:font-weight="normal" officeooo:rsid="001b1a6e" officeooo:paragraph-rsid="002028f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center" style:justify-single-word="false"/>
      <style:text-properties fo:font-size="12pt" fo:font-weight="normal" officeooo:rsid="001b1a6e" officeooo:paragraph-rsid="0021a9ae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center" style:justify-single-word="false"/>
      <style:text-properties fo:font-size="12pt" fo:font-weight="normal" officeooo:rsid="001b1a6e" officeooo:paragraph-rsid="00260b0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center" style:justify-single-word="false"/>
      <style:text-properties fo:font-size="12pt" fo:font-weight="normal" officeooo:rsid="001b1a6e" officeooo:paragraph-rsid="0028db3c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center" style:justify-single-word="false"/>
      <style:text-properties fo:font-size="12pt" fo:font-weight="normal" officeooo:rsid="001b1a6e" officeooo:paragraph-rsid="002a79fb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center" style:justify-single-word="false"/>
      <style:text-properties fo:font-size="12pt" fo:font-weight="normal" officeooo:rsid="001b1a6e" officeooo:paragraph-rsid="002d48f3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center" style:justify-single-word="false"/>
      <style:text-properties fo:font-size="12pt" fo:font-weight="normal" officeooo:rsid="001eb74e" officeooo:paragraph-rsid="001eb74e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center" style:justify-single-word="false"/>
      <style:text-properties fo:font-size="12pt" fo:font-weight="normal" officeooo:rsid="001eb74e" officeooo:paragraph-rsid="002028f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center" style:justify-single-word="false"/>
      <style:text-properties fo:font-size="12pt" fo:font-weight="normal" officeooo:rsid="003b55a9" officeooo:paragraph-rsid="003b55a9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center" style:justify-single-word="false"/>
      <style:text-properties fo:font-size="12pt" fo:font-weight="normal" officeooo:rsid="003b55a9" officeooo:paragraph-rsid="003d1a7b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center" style:justify-single-word="false"/>
      <style:text-properties fo:font-size="12pt" fo:font-weight="normal" officeooo:rsid="003b6815" officeooo:paragraph-rsid="003d1a7b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center" style:justify-single-word="false"/>
      <style:text-properties fo:font-size="12pt" fo:font-weight="normal" officeooo:rsid="003b6815" officeooo:paragraph-rsid="0040646f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center" style:justify-single-word="false"/>
      <style:text-properties fo:font-size="12pt" fo:font-weight="normal" officeooo:rsid="003b6815" officeooo:paragraph-rsid="00415324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center" style:justify-single-word="false"/>
      <style:text-properties fo:font-size="12pt" fo:font-weight="normal" officeooo:rsid="003b6815" officeooo:paragraph-rsid="00428688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15c1f7" fo:background-color="#cccccc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center" style:justify-single-word="false"/>
      <style:text-properties fo:font-size="12pt" fo:font-weight="normal" officeooo:rsid="000c05ee" officeooo:paragraph-rsid="002bb751" fo:background-color="#cccccc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center" style:justify-single-word="false"/>
      <style:text-properties fo:font-size="12pt" fo:font-weight="normal" officeooo:rsid="001b1a6e" officeooo:paragraph-rsid="0030980d" fo:background-color="#ccccc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center" style:justify-single-word="false"/>
      <style:text-properties fo:font-size="12pt" fo:font-weight="normal" officeooo:rsid="001b1a6e" officeooo:paragraph-rsid="00328816" fo:background-color="#cccccc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center" style:justify-single-word="false"/>
      <style:text-properties fo:font-size="12pt" fo:font-weight="normal" officeooo:rsid="001b1a6e" officeooo:paragraph-rsid="00331217" fo:background-color="#cccccc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center" style:justify-single-word="false"/>
      <style:text-properties fo:font-size="12pt" fo:font-weight="normal" officeooo:rsid="001b1a6e" officeooo:paragraph-rsid="003a2aac" fo:background-color="#cccccc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5pt" fo:font-weight="bold" officeooo:rsid="0001fc75" officeooo:paragraph-rsid="0001fc75" style:font-size-asian="15pt" style:font-weight-asian="bold" style:font-size-complex="15pt" style:font-weight-complex="bold"/>
    </style:style>
    <style:style style:name="P98" style:family="paragraph" style:parent-style-name="Standard">
      <style:paragraph-properties fo:text-align="center" style:justify-single-word="false"/>
      <style:text-properties officeooo:paragraph-rsid="000c36df"/>
    </style:style>
    <style:style style:name="P99" style:family="paragraph" style:parent-style-name="Standard">
      <style:paragraph-properties fo:text-align="center" style:justify-single-word="false"/>
      <style:text-properties officeooo:paragraph-rsid="000d1294"/>
    </style:style>
    <style:style style:name="P100" style:family="paragraph" style:parent-style-name="Standard">
      <style:paragraph-properties fo:text-align="center" style:justify-single-word="false"/>
      <style:text-properties officeooo:paragraph-rsid="000d1a6a"/>
    </style:style>
    <style:style style:name="P101" style:family="paragraph" style:parent-style-name="Standard">
      <style:paragraph-properties fo:text-align="center" style:justify-single-word="false"/>
      <style:text-properties officeooo:paragraph-rsid="000db429"/>
    </style:style>
    <style:style style:name="P102" style:family="paragraph" style:parent-style-name="Standard">
      <style:paragraph-properties fo:text-align="center" style:justify-single-word="false"/>
      <style:text-properties officeooo:paragraph-rsid="000e66ff"/>
    </style:style>
    <style:style style:name="P103" style:family="paragraph" style:parent-style-name="Standard">
      <style:paragraph-properties fo:text-align="center" style:justify-single-word="false"/>
      <style:text-properties officeooo:paragraph-rsid="000fe480"/>
    </style:style>
    <style:style style:name="P104" style:family="paragraph" style:parent-style-name="Standard">
      <style:paragraph-properties fo:text-align="center" style:justify-single-word="false"/>
      <style:text-properties officeooo:paragraph-rsid="00128e8a"/>
    </style:style>
    <style:style style:name="P105" style:family="paragraph" style:parent-style-name="Standard">
      <style:paragraph-properties fo:text-align="center" style:justify-single-word="false"/>
      <style:text-properties officeooo:paragraph-rsid="0014a293"/>
    </style:style>
    <style:style style:name="P106" style:family="paragraph" style:parent-style-name="Standard">
      <style:paragraph-properties fo:text-align="center" style:justify-single-word="false"/>
      <style:text-properties officeooo:paragraph-rsid="0017a60c"/>
    </style:style>
    <style:style style:name="P107" style:family="paragraph" style:parent-style-name="Standard">
      <style:paragraph-properties fo:text-align="center" style:justify-single-word="false"/>
      <style:text-properties officeooo:paragraph-rsid="001b1a6e"/>
    </style:style>
    <style:style style:name="P108" style:family="paragraph" style:parent-style-name="Standard">
      <style:paragraph-properties fo:text-align="center" style:justify-single-word="false"/>
      <style:text-properties officeooo:paragraph-rsid="001bddf6"/>
    </style:style>
    <style:style style:name="P109" style:family="paragraph" style:parent-style-name="Standard">
      <style:paragraph-properties fo:text-align="center" style:justify-single-word="false"/>
      <style:text-properties officeooo:paragraph-rsid="001ddd85"/>
    </style:style>
    <style:style style:name="P110" style:family="paragraph" style:parent-style-name="Standard">
      <style:paragraph-properties fo:text-align="center" style:justify-single-word="false"/>
      <style:text-properties officeooo:paragraph-rsid="001eb74e"/>
    </style:style>
    <style:style style:name="P111" style:family="paragraph" style:parent-style-name="Standard">
      <style:paragraph-properties fo:text-align="center" style:justify-single-word="false"/>
      <style:text-properties officeooo:paragraph-rsid="002028fa"/>
    </style:style>
    <style:style style:name="P112" style:family="paragraph" style:parent-style-name="Standard">
      <style:paragraph-properties fo:text-align="center" style:justify-single-word="false"/>
      <style:text-properties officeooo:paragraph-rsid="0021a9ae"/>
    </style:style>
    <style:style style:name="P113" style:family="paragraph" style:parent-style-name="Standard">
      <style:paragraph-properties fo:text-align="center" style:justify-single-word="false"/>
      <style:text-properties officeooo:paragraph-rsid="00230714"/>
    </style:style>
    <style:style style:name="P114" style:family="paragraph" style:parent-style-name="Standard">
      <style:paragraph-properties fo:text-align="center" style:justify-single-word="false"/>
      <style:text-properties officeooo:paragraph-rsid="00260b0c"/>
    </style:style>
    <style:style style:name="P115" style:family="paragraph" style:parent-style-name="Standard">
      <style:paragraph-properties fo:text-align="center" style:justify-single-word="false"/>
      <style:text-properties officeooo:paragraph-rsid="0028db3c"/>
    </style:style>
    <style:style style:name="P116" style:family="paragraph" style:parent-style-name="Standard">
      <style:paragraph-properties fo:text-align="center" style:justify-single-word="false"/>
      <style:text-properties officeooo:paragraph-rsid="002a79fb"/>
    </style:style>
    <style:style style:name="P117" style:family="paragraph" style:parent-style-name="Standard">
      <style:paragraph-properties fo:text-align="center" style:justify-single-word="false"/>
      <style:text-properties officeooo:paragraph-rsid="0030980d"/>
    </style:style>
    <style:style style:name="P118" style:family="paragraph" style:parent-style-name="Standard">
      <style:paragraph-properties fo:text-align="center" style:justify-single-word="false"/>
      <style:text-properties officeooo:paragraph-rsid="003a2aac"/>
    </style:style>
    <style:style style:name="P119" style:family="paragraph" style:parent-style-name="Standard">
      <style:paragraph-properties fo:text-align="center" style:justify-single-word="false"/>
      <style:text-properties officeooo:paragraph-rsid="003b55a9"/>
    </style:style>
    <style:style style:name="P120" style:family="paragraph" style:parent-style-name="Standard">
      <style:paragraph-properties fo:text-align="center" style:justify-single-word="false"/>
      <style:text-properties officeooo:paragraph-rsid="003d1a7b"/>
    </style:style>
    <style:style style:name="P121" style:family="paragraph" style:parent-style-name="Standard">
      <style:paragraph-properties fo:text-align="center" style:justify-single-word="false"/>
      <style:text-properties officeooo:paragraph-rsid="0040646f"/>
    </style:style>
    <style:style style:name="P122" style:family="paragraph" style:parent-style-name="Standard">
      <style:paragraph-properties fo:text-align="center" style:justify-single-word="false"/>
      <style:text-properties officeooo:paragraph-rsid="00415324"/>
    </style:style>
    <style:style style:name="P123" style:family="paragraph" style:parent-style-name="Standard">
      <style:paragraph-properties fo:text-align="center" style:justify-single-word="false"/>
      <style:text-properties officeooo:paragraph-rsid="00428688"/>
    </style:style>
    <style:style style:name="P124" style:family="paragraph" style:parent-style-name="Standard">
      <style:paragraph-properties fo:text-align="center" style:justify-single-word="false"/>
      <style:text-properties officeooo:rsid="003b6815" officeooo:paragraph-rsid="003b6815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0d545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0d545" style:font-weight-asian="bold" style:font-weight-complex="bold"/>
    </style:style>
    <style:style style:name="T5" style:family="text">
      <style:text-properties officeooo:rsid="000c05ee"/>
    </style:style>
    <style:style style:name="T6" style:family="text">
      <style:text-properties officeooo:rsid="000c36df"/>
    </style:style>
    <style:style style:name="T7" style:family="text">
      <style:text-properties fo:font-size="12pt" fo:font-weight="normal" officeooo:rsid="000c05ee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c36df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0fe480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4a293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b1a6e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6e161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eb74e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60b0c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3b55a9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40646f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0c05ee" fo:background-color="#cccccc" loext:char-shading-value="0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7a60c" fo:background-color="#cccccc" loext:char-shading-value="0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1eb74e" fo:background-color="#cccccc" loext:char-shading-value="0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21a9ae" fo:background-color="#cccccc" loext:char-shading-value="0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30980d" fo:background-color="#cccccc" loext:char-shading-value="0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2d48f3" fo:background-color="#cccccc" loext:char-shading-value="0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3a7c52" fo:background-color="#cccccc" loext:char-shading-value="0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3b55a9" fo:background-color="#cccccc" loext:char-shading-value="0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fo:background-color="#cccccc" loext:char-shading-value="0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0c05ee" fo:background-color="transparent" loext:char-shading-value="0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17a60c" fo:background-color="transparent" loext:char-shading-value="0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1eb74e" fo:background-color="transparent" loext:char-shading-value="0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2028fa" fo:background-color="transparent" loext:char-shading-value="0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21a9ae" fo:background-color="transparent" loext:char-shading-value="0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27ed49" fo:background-color="transparent" loext:char-shading-value="0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331217" fo:background-color="transparent" loext:char-shading-value="0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3b55a9" fo:background-color="transparent" loext:char-shading-value="0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3b6815" fo:background-color="transparent" loext:char-shading-value="0" style:font-size-asian="10.5pt" style:font-weight-asian="normal" style:font-size-complex="12pt" style:font-weight-complex="normal"/>
    </style:style>
    <style:style style:name="T36" style:family="text">
      <style:text-properties officeooo:rsid="000d1294"/>
    </style:style>
    <style:style style:name="T37" style:family="text">
      <style:text-properties officeooo:rsid="000d1a6a"/>
    </style:style>
    <style:style style:name="T38" style:family="text">
      <style:text-properties officeooo:rsid="000e66ff"/>
    </style:style>
    <style:style style:name="T39" style:family="text">
      <style:text-properties officeooo:rsid="0015c1f7"/>
    </style:style>
    <style:style style:name="T40" style:family="text">
      <style:text-properties officeooo:rsid="0016e161"/>
    </style:style>
    <style:style style:name="T41" style:family="text">
      <style:text-properties fo:background-color="#cccccc" loext:char-shading-value="0"/>
    </style:style>
    <style:style style:name="T42" style:family="text">
      <style:text-properties officeooo:rsid="0017a60c" fo:background-color="#cccccc" loext:char-shading-value="0"/>
    </style:style>
    <style:style style:name="T43" style:family="text">
      <style:text-properties officeooo:rsid="001b1a6e" fo:background-color="#cccccc" loext:char-shading-value="0"/>
    </style:style>
    <style:style style:name="T44" style:family="text">
      <style:text-properties officeooo:rsid="001bddf6" fo:background-color="#cccccc" loext:char-shading-value="0"/>
    </style:style>
    <style:style style:name="T45" style:family="text">
      <style:text-properties officeooo:rsid="0016e161" fo:background-color="#cccccc" loext:char-shading-value="0"/>
    </style:style>
    <style:style style:name="T46" style:family="text">
      <style:text-properties officeooo:rsid="000c05ee" fo:background-color="#cccccc" loext:char-shading-value="0"/>
    </style:style>
    <style:style style:name="T47" style:family="text">
      <style:text-properties officeooo:rsid="002028fa" fo:background-color="#cccccc" loext:char-shading-value="0"/>
    </style:style>
    <style:style style:name="T48" style:family="text">
      <style:text-properties officeooo:rsid="0021a9ae" fo:background-color="#cccccc" loext:char-shading-value="0"/>
    </style:style>
    <style:style style:name="T49" style:family="text">
      <style:text-properties officeooo:rsid="001eb74e" fo:background-color="#cccccc" loext:char-shading-value="0"/>
    </style:style>
    <style:style style:name="T50" style:family="text">
      <style:text-properties officeooo:rsid="0027ed49" fo:background-color="#cccccc" loext:char-shading-value="0"/>
    </style:style>
    <style:style style:name="T51" style:family="text">
      <style:text-properties officeooo:rsid="002d48f3" fo:background-color="#cccccc" loext:char-shading-value="0"/>
    </style:style>
    <style:style style:name="T52" style:family="text">
      <style:text-properties officeooo:rsid="0030980d" fo:background-color="#cccccc" loext:char-shading-value="0"/>
    </style:style>
    <style:style style:name="T53" style:family="text">
      <style:text-properties officeooo:rsid="00331217" fo:background-color="#cccccc" loext:char-shading-value="0"/>
    </style:style>
    <style:style style:name="T54" style:family="text">
      <style:text-properties officeooo:rsid="003a7c52" fo:background-color="#cccccc" loext:char-shading-value="0"/>
    </style:style>
    <style:style style:name="T55" style:family="text">
      <style:text-properties officeooo:rsid="003d1a7b" fo:background-color="#cccccc" loext:char-shading-value="0"/>
    </style:style>
    <style:style style:name="T56" style:family="text">
      <style:text-properties officeooo:rsid="001b1a6e"/>
    </style:style>
    <style:style style:name="T57" style:family="text">
      <style:text-properties fo:background-color="transparent" loext:char-shading-value="0"/>
    </style:style>
    <style:style style:name="T58" style:family="text">
      <style:text-properties officeooo:rsid="000c05ee" fo:background-color="transparent" loext:char-shading-value="0"/>
    </style:style>
    <style:style style:name="T59" style:family="text">
      <style:text-properties officeooo:rsid="0017a60c" fo:background-color="transparent" loext:char-shading-value="0"/>
    </style:style>
    <style:style style:name="T60" style:family="text">
      <style:text-properties officeooo:rsid="001eb74e" fo:background-color="transparent" loext:char-shading-value="0"/>
    </style:style>
    <style:style style:name="T61" style:family="text">
      <style:text-properties officeooo:rsid="002028fa" fo:background-color="transparent" loext:char-shading-value="0"/>
    </style:style>
    <style:style style:name="T62" style:family="text">
      <style:text-properties officeooo:rsid="0021a9ae" fo:background-color="transparent" loext:char-shading-value="0"/>
    </style:style>
    <style:style style:name="T63" style:family="text">
      <style:text-properties officeooo:rsid="0030980d" fo:background-color="transparent" loext:char-shading-value="0"/>
    </style:style>
    <style:style style:name="T64" style:family="text">
      <style:text-properties officeooo:rsid="00331217" fo:background-color="transparent" loext:char-shading-value="0"/>
    </style:style>
    <style:style style:name="T65" style:family="text">
      <style:text-properties officeooo:rsid="003d1a7b" fo:background-color="transparent" loext:char-shading-value="0"/>
    </style:style>
    <style:style style:name="T66" style:family="text">
      <style:text-properties officeooo:rsid="001eb74e"/>
    </style:style>
    <style:style style:name="T67" style:family="text">
      <style:text-properties officeooo:rsid="0030980d"/>
    </style:style>
    <style:style style:name="T68" style:family="text">
      <style:text-properties officeooo:rsid="003a7c52"/>
    </style:style>
    <style:style style:name="T69" style:family="text">
      <style:text-properties officeooo:rsid="003b55a9"/>
    </style:style>
    <style:style style:name="T70" style:family="text">
      <style:text-properties officeooo:rsid="004064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1801744</text:p>
      <text:p text:style-name="P2">Uğur Erdem Seyfi</text:p>
      <text:p text:style-name="P2">CS202 – 01</text:p>
      <text:p text:style-name="P2"/>
      <text:p text:style-name="P1"><text:tab/><text:span text:style-name="T1">HOMEWORK 0</text:span><text:span text:style-name="T2">4</text:span></text:p>
      <text:p text:style-name="P6"/>
      <text:p text:style-name="P5"><text:span text:style-name="T4">A</text:span><text:span text:style-name="T3">VL Tree</text:span></text:p>
      <text:p text:style-name="P7"/>
      <text:p text:style-name="P4">Insert 50:</text:p>
      <text:p text:style-name="P4"/>
      <text:p text:style-name="P34">50</text:p>
      <text:p text:style-name="P4"/>
      <text:p text:style-name="P4">Insert 70:</text:p>
      <text:p text:style-name="P4"/>
      <text:p text:style-name="P34">50</text:p>
      <text:p text:style-name="P34"><text:s text:c="7"/>\</text:p>
      <text:p text:style-name="P34"><text:s text:c="11"/>70</text:p>
      <text:p text:style-name="P4">Insert 90:</text:p>
      <text:p text:style-name="P9"/>
      <text:p text:style-name="P34">70</text:p>
      <text:p text:style-name="P34"><text:s/>/ <text:s text:c="4"/>\</text:p>
      <text:p text:style-name="P34"><text:s/>50 <text:s text:c="5"/>90</text:p>
      <text:p text:style-name="P4"/>
      <text:p text:style-name="P4">Insert 115:</text:p>
      <text:p text:style-name="P4"/>
      <text:p text:style-name="P35">70</text:p>
      <text:p text:style-name="P35"><text:s/>/ <text:s text:c="4"/>\</text:p>
      <text:p text:style-name="P35"><text:s/>50 <text:s text:c="5"/>90</text:p>
      <text:p text:style-name="P35"><text:s text:c="15"/><text:span text:style-name="T6">\</text:span></text:p>
      <text:p text:style-name="P35"><text:tab/> <text:s text:c="5"/><text:span text:style-name="T6">115</text:span></text:p>
      <text:p text:style-name="P4"/>
      <text:p text:style-name="P4">Insert 95:</text:p>
      <text:p text:style-name="P4"/>
      <text:p text:style-name="P35">70</text:p>
      <text:p text:style-name="P35"><text:s/>/ <text:s text:c="4"/>\</text:p>
      <text:p text:style-name="P35"><text:s/>50 <text:s text:c="5"/><text:span text:style-name="T6">95</text:span></text:p>
      <text:p text:style-name="P35"><text:s text:c="11"/>/ <text:s text:c="3"/><text:span text:style-name="T6">\</text:span></text:p>
      <text:p text:style-name="P35"><text:tab/> <text:span text:style-name="T6">90</text:span> <text:s text:c="4"/><text:span text:style-name="T6">115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Insert 100:</text:p>
      <text:p text:style-name="P4"/>
      <text:p text:style-name="P35"><text:s/>9<text:span text:style-name="T6">5</text:span></text:p>
      <text:p text:style-name="P35"><text:s/>/ <text:s text:c="6"/>\</text:p>
      <text:p text:style-name="P98"><text:span text:style-name="T7"><text:s text:c="3"/>7</text:span><text:span text:style-name="T8">0</text:span><text:span text:style-name="T7"> <text:s text:c="6"/></text:span><text:span text:style-name="T8">115</text:span></text:p>
      <text:p text:style-name="P35"><text:s text:c="2"/>/ <text:s text:c="3"/><text:span text:style-name="T6">\</text:span> <text:s text:c="9"/>/ <text:s text:c="4"/></text:p>
      <text:p text:style-name="P98"><text:span text:style-name="T8"><text:s/>50</text:span><text:span text:style-name="T7"> <text:s text:c="2"/></text:span><text:span text:style-name="T8">90</text:span><text:span text:style-name="T7"> <text:s text:c="4"/></text:span><text:span text:style-name="T8">100</text:span><text:span text:style-name="T7"> <text:s text:c="4"/></text:span></text:p>
      <text:p text:style-name="P35"><text:tab/> <text:s text:c="4"/></text:p>
      <text:p text:style-name="P4"/>
      <text:p text:style-name="P4"/>
      <text:p text:style-name="P4">Insert 80:</text:p>
      <text:p text:style-name="P4"/>
      <text:p text:style-name="P35">9<text:span text:style-name="T6">5</text:span></text:p>
      <text:p text:style-name="P35"><text:s/>/ <text:s text:c="6"/>\</text:p>
      <text:p text:style-name="P98"><text:span text:style-name="T7"><text:s text:c="3"/>7</text:span><text:span text:style-name="T8">0</text:span><text:span text:style-name="T7"> <text:s text:c="6"/></text:span><text:span text:style-name="T8">115</text:span></text:p>
      <text:p text:style-name="P35"><text:s text:c="2"/>/ <text:s text:c="3"/><text:span text:style-name="T6">\</text:span> <text:s text:c="9"/>/ <text:s text:c="4"/></text:p>
      <text:p text:style-name="P14"><text:span text:style-name="T6"><text:s/>50 <text:s text:c="2"/>90 <text:s text:c="4"/>100 <text:s text:c="4"/></text:span></text:p>
      <text:p text:style-name="P14">/ <text:s text:c="8"/></text:p>
      <text:p text:style-name="P64">80 <text:s text:c="11"/></text:p>
      <text:p text:style-name="P4"/>
      <text:p text:style-name="P4"/>
      <text:p text:style-name="P4">Insert 125:</text:p>
      <text:p text:style-name="P4"/>
      <text:p text:style-name="P36">__9<text:span text:style-name="T6">5__</text:span></text:p>
      <text:p text:style-name="P36"><text:s/>/ <text:s text:c="12"/>\</text:p>
      <text:p text:style-name="P99"><text:span text:style-name="T7"><text:s text:c="3"/>7</text:span><text:span text:style-name="T8">0</text:span><text:span text:style-name="T7"> <text:s text:c="12"/></text:span><text:span text:style-name="T8">115</text:span></text:p>
      <text:p text:style-name="P36"><text:s text:c="5"/>/ <text:s text:c="3"/><text:span text:style-name="T6">\</text:span> <text:s text:c="12"/>/ <text:s text:c="3"/><text:span text:style-name="T36">\</text:span> <text:s text:c="3"/></text:p>
      <text:p text:style-name="P15"><text:span text:style-name="T6"><text:s text:c="5"/>50 <text:s text:c="2"/>90 <text:s text:c="7"/>100 <text:s/>125 <text:s text:c="2"/></text:span></text:p>
      <text:p text:style-name="P15">/ <text:s text:c="3"/><text:span text:style-name="T5"><text:s text:c="6"/></text:span><text:s text:c="5"/></text:p>
      <text:p text:style-name="P65">80 <text:s text:c="3"/><text:span text:style-name="T5"><text:s text:c="6"/></text:span><text:s text:c="7"/></text:p>
      <text:p text:style-name="P4"/>
      <text:p text:style-name="P4"/>
      <text:p text:style-name="P4">Insert 105:</text:p>
      <text:p text:style-name="P4"/>
      <text:p text:style-name="P37">__9<text:span text:style-name="T6">5__</text:span></text:p>
      <text:p text:style-name="P37"><text:s/>/ <text:s text:c="12"/>\</text:p>
      <text:p text:style-name="P100"><text:span text:style-name="T7"><text:s text:c="3"/>7</text:span><text:span text:style-name="T8">0</text:span><text:span text:style-name="T7"> <text:s text:c="12"/></text:span><text:span text:style-name="T8">115</text:span></text:p>
      <text:p text:style-name="P37"><text:s text:c="5"/>/ <text:s text:c="3"/><text:span text:style-name="T6">\</text:span> <text:s text:c="12"/>/ <text:s text:c="3"/><text:span text:style-name="T36">\</text:span> <text:s text:c="3"/></text:p>
      <text:p text:style-name="P16"><text:span text:style-name="T6"><text:s text:c="5"/>50 <text:s text:c="2"/>90 <text:s text:c="7"/>100 <text:s/>125 <text:s text:c="2"/></text:span></text:p>
      <text:p text:style-name="P16">/ <text:s text:c="3"/><text:span text:style-name="T5"><text:s text:c="6"/></text:span><text:s text:c="4"/><text:span text:style-name="T37">\</text:span> </text:p>
      <text:p text:style-name="P66"><text:s text:c="2"/>80 <text:s text:c="3"/><text:span text:style-name="T5"><text:s text:c="6"/></text:span><text:s text:c="5"/><text:span text:style-name="T37">105</text:span> 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Insert 110:</text:p>
      <text:p text:style-name="P4"/>
      <text:p text:style-name="P38">_____9<text:span text:style-name="T6">5_____</text:span></text:p>
      <text:p text:style-name="P38"><text:s/>/ <text:s text:c="22"/>\</text:p>
      <text:p text:style-name="P101"><text:span text:style-name="T7"><text:s text:c="3"/>7</text:span><text:span text:style-name="T8">0</text:span><text:span text:style-name="T7"> <text:s text:c="21"/></text:span><text:span text:style-name="T8">115</text:span></text:p>
      <text:p text:style-name="P38"><text:s text:c="5"/>/ <text:s text:c="3"/><text:span text:style-name="T6">\</text:span> <text:s text:c="20"/>/ <text:s text:c="5"/><text:span text:style-name="T36">\</text:span> <text:s text:c="3"/></text:p>
      <text:p text:style-name="P17"><text:span text:style-name="T6"><text:s text:c="5"/>50 <text:s text:c="3"/>90 <text:s text:c="14"/>105 <text:s text:c="3"/>125 <text:s text:c="2"/></text:span></text:p>
      <text:p text:style-name="P17"><text:s text:c="2"/>/ <text:s text:c="3"/><text:span text:style-name="T5"><text:s text:c="12"/></text:span>/ <text:s text:c="5"/><text:span text:style-name="T37">\</text:span> </text:p>
      <text:p text:style-name="P67"><text:s text:c="4"/>80 <text:s text:c="2"/><text:span text:style-name="T5"><text:s text:c="8"/>100</text:span> <text:s text:c="3"/><text:span text:style-name="T37">110</text:span> <text:s/></text:p>
      <text:p text:style-name="P4"/>
      <text:p text:style-name="P4">Insert 140:</text:p>
      <text:p text:style-name="P39">_____9<text:span text:style-name="T6">5_____</text:span></text:p>
      <text:p text:style-name="P39"><text:s/>/ <text:s text:c="23"/>\</text:p>
      <text:p text:style-name="P102"><text:span text:style-name="T7"><text:s text:c="3"/>7</text:span><text:span text:style-name="T8">0</text:span><text:span text:style-name="T7"> <text:s text:c="21"/></text:span><text:span text:style-name="T8">115</text:span></text:p>
      <text:p text:style-name="P39"><text:s text:c="5"/>/ <text:s text:c="3"/><text:span text:style-name="T6">\</text:span> <text:s text:c="20"/>/ <text:s text:c="5"/><text:span text:style-name="T36">\</text:span> <text:s text:c="3"/></text:p>
      <text:p text:style-name="P18"><text:span text:style-name="T6"><text:s text:c="5"/>50 <text:s text:c="3"/>90 <text:s text:c="14"/>105 <text:s text:c="3"/>125 <text:s text:c="2"/></text:span></text:p>
      <text:p text:style-name="P18"><text:s text:c="10"/>/ <text:s text:c="3"/><text:span text:style-name="T5"><text:s text:c="12"/></text:span>/ <text:s text:c="5"/><text:span text:style-name="T37">\</text:span> <text:s text:c="6"/><text:span text:style-name="T38">\</text:span></text:p>
      <text:p text:style-name="P68"><text:s text:c="12"/>80 <text:s text:c="2"/><text:span text:style-name="T5"><text:s text:c="8"/>100</text:span> <text:s text:c="3"/><text:span text:style-name="T37">110</text:span> <text:s text:c="4"/><text:span text:style-name="T38">140</text:span></text:p>
      <text:p text:style-name="P4"/>
      <text:p text:style-name="P4">Delete 95:</text:p>
      <text:p text:style-name="P4"/>
      <text:p text:style-name="P103"><text:span text:style-name="T7">____1</text:span><text:span text:style-name="T9">00____</text:span></text:p>
      <text:p text:style-name="P40"><text:s/>/ <text:s text:c="23"/>\</text:p>
      <text:p text:style-name="P103"><text:span text:style-name="T7"><text:s text:c="3"/>7</text:span><text:span text:style-name="T8">0</text:span><text:span text:style-name="T7"> <text:s text:c="21"/></text:span><text:span text:style-name="T8">115</text:span></text:p>
      <text:p text:style-name="P40"><text:s text:c="5"/>/ <text:s text:c="3"/><text:span text:style-name="T6">\</text:span> <text:s text:c="20"/>/ <text:s text:c="5"/><text:span text:style-name="T36">\</text:span> <text:s text:c="3"/></text:p>
      <text:p text:style-name="P19"><text:span text:style-name="T6"><text:s text:c="5"/>50 <text:s text:c="3"/>90 <text:s text:c="14"/>105 <text:s text:c="3"/>125 <text:s text:c="2"/></text:span></text:p>
      <text:p text:style-name="P19"><text:s text:c="10"/>/ <text:s text:c="3"/><text:span text:style-name="T5"><text:s text:c="13"/></text:span><text:s text:c="5"/><text:span text:style-name="T37">\</text:span> <text:s text:c="6"/><text:span text:style-name="T38">\</text:span></text:p>
      <text:p text:style-name="P69"><text:s text:c="12"/>80 <text:s text:c="2"/><text:span text:style-name="T5"><text:s text:c="15"/></text:span><text:s text:c="4"/><text:span text:style-name="T37">110</text:span> <text:s text:c="4"/><text:span text:style-name="T38">140</text:span></text:p>
      <text:p text:style-name="P4"/>
      <text:p text:style-name="P4"/>
      <text:p text:style-name="P4">Delete 125:</text:p>
      <text:p text:style-name="P4"/>
      <text:p text:style-name="P104"><text:span text:style-name="T7">____1</text:span><text:span text:style-name="T9">00____</text:span></text:p>
      <text:p text:style-name="P41"><text:s/>/ <text:s text:c="23"/>\</text:p>
      <text:p text:style-name="P104"><text:span text:style-name="T7"><text:s text:c="3"/>7</text:span><text:span text:style-name="T8">0</text:span><text:span text:style-name="T7"> <text:s text:c="21"/></text:span><text:span text:style-name="T8">115</text:span></text:p>
      <text:p text:style-name="P41"><text:s text:c="5"/>/ <text:s text:c="3"/><text:span text:style-name="T6">\</text:span> <text:s text:c="20"/>/ <text:s text:c="5"/><text:span text:style-name="T36">\</text:span> <text:s text:c="3"/></text:p>
      <text:p text:style-name="P20"><text:span text:style-name="T6"><text:s text:c="5"/>50 <text:s text:c="3"/>90 <text:s text:c="14"/>105 <text:s text:c="3"/>140 <text:s text:c="2"/></text:span></text:p>
      <text:p text:style-name="P20"><text:s text:c="10"/>/ <text:s text:c="3"/><text:span text:style-name="T5"><text:s text:c="13"/></text:span><text:s text:c="5"/><text:span text:style-name="T37">\</text:span> <text:s text:c="6"/></text:p>
      <text:p text:style-name="P70"><text:s text:c="12"/>80 <text:s text:c="2"/><text:span text:style-name="T5"><text:s text:c="15"/></text:span><text:s text:c="4"/><text:span text:style-name="T37">110</text:span> <text:s text:c="9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Delete 105:</text:p>
      <text:p text:style-name="P4"/>
      <text:p text:style-name="P105"><text:span text:style-name="T7">____1</text:span><text:span text:style-name="T9">00____</text:span></text:p>
      <text:p text:style-name="P42"><text:s/>/ <text:s text:c="23"/>\</text:p>
      <text:p text:style-name="P105"><text:span text:style-name="T7"><text:s text:c="3"/>7</text:span><text:span text:style-name="T8">0</text:span><text:span text:style-name="T7"> <text:s text:c="21"/></text:span><text:span text:style-name="T8">115</text:span></text:p>
      <text:p text:style-name="P42"><text:s text:c="5"/>/ <text:s text:c="3"/><text:span text:style-name="T6">\</text:span> <text:s text:c="20"/>/ <text:s text:c="5"/><text:span text:style-name="T36">\</text:span> <text:s text:c="3"/></text:p>
      <text:p text:style-name="P105"><text:span text:style-name="T8"><text:s text:c="5"/>50 <text:s text:c="3"/>90 <text:s text:c="14"/>1</text:span><text:span text:style-name="T10">10</text:span><text:span text:style-name="T8"> <text:s text:c="3"/>140 <text:s text:c="2"/></text:span></text:p>
      <text:p text:style-name="P21"><text:s text:c="10"/>/ <text:s text:c="3"/><text:span text:style-name="T5"><text:s text:c="13"/></text:span><text:s text:c="14"/></text:p>
      <text:p text:style-name="P71"><text:s text:c="12"/>80 <text:s text:c="2"/><text:span text:style-name="T5"><text:s text:c="15"/></text:span><text:s text:c="17"/></text:p>
      <text:p text:style-name="P7"/>
      <text:p text:style-name="P7"/>
      <text:p text:style-name="P97">2-3 Tree</text:p>
      <text:p text:style-name="P7"/>
      <text:p text:style-name="P4">Insert 50:</text:p>
      <text:p text:style-name="P4"/>
      <text:p text:style-name="P43">50</text:p>
      <text:p text:style-name="P4"/>
      <text:p text:style-name="P4">Insert 70:</text:p>
      <text:p text:style-name="P4"/>
      <text:p text:style-name="P10"/>
      <text:p text:style-name="P91">50 <text:span text:style-name="T39">70</text:span></text:p>
      <text:p text:style-name="P4"/>
      <text:p text:style-name="P4">Insert 90:</text:p>
      <text:p text:style-name="P4"/>
      <text:p text:style-name="P75">70</text:p>
      <text:p text:style-name="P44"><text:s/>/ <text:s text:c="4"/>\</text:p>
      <text:p text:style-name="P44"><text:s/><text:span text:style-name="T56">50</text:span> <text:s text:c="5"/>90</text:p>
      <text:p text:style-name="P4">Insert 115:</text:p>
      <text:p text:style-name="P75">70</text:p>
      <text:p text:style-name="P45"><text:s/>/ <text:s text:c="11"/>\</text:p>
      <text:p text:style-name="P106"><text:span text:style-name="T7"><text:s text:c="4"/></text:span><text:span text:style-name="T12">5</text:span><text:span text:style-name="T11">0</text:span><text:span text:style-name="T7"> <text:s text:c="5"/></text:span><text:span text:style-name="T17">90 </text:span><text:span text:style-name="T18">115</text:span></text:p>
      <text:p text:style-name="P4"/>
      <text:p text:style-name="P4">Insert 95:</text:p>
      <text:p text:style-name="P4"/>
      <text:p text:style-name="P72"><text:s/><text:span text:style-name="T41">7</text:span><text:span text:style-name="T43">0 95</text:span></text:p>
      <text:p text:style-name="P107"><text:span text:style-name="T7"><text:s/>/ <text:s text:c="6"/></text:span><text:span text:style-name="T11">|</text:span><text:span text:style-name="T7"> <text:s text:c="6"/>\</text:span></text:p>
      <text:p text:style-name="P107"><text:span text:style-name="T12">5</text:span><text:span text:style-name="T11">0</text:span><text:span text:style-name="T7"> <text:s text:c="5"/></text:span><text:span text:style-name="T26">90 <text:s text:c="3"/></text:span><text:span text:style-name="T27">115</text:span></text:p>
      <text:p text:style-name="P4"/>
      <text:p text:style-name="P4">Insert 100:</text:p>
      <text:p text:style-name="P4"/>
      <text:p text:style-name="P73"><text:s/><text:span text:style-name="T41">7</text:span><text:span text:style-name="T43">0 95</text:span></text:p>
      <text:p text:style-name="P108"><text:span text:style-name="T7"><text:s/>/ <text:s text:c="6"/></text:span><text:span text:style-name="T11">|</text:span><text:span text:style-name="T7"> <text:s text:c="6"/>\</text:span></text:p>
      <text:p text:style-name="P22"><text:span text:style-name="T40"><text:s text:c="7"/>50 <text:s text:c="5"/></text:span><text:span text:style-name="T58">90 <text:s text:c="3"/></text:span><text:span text:style-name="T44">100 </text:span><text:span text:style-name="T42">115</text:span></text:p>
      <text:p text:style-name="P4">Insert 80:</text:p>
      <text:p text:style-name="P4"/>
      <text:p text:style-name="P74"><text:s/><text:span text:style-name="T41">7</text:span><text:span text:style-name="T43">0 95</text:span></text:p>
      <text:p text:style-name="P109"><text:span text:style-name="T7"><text:s/>/ <text:s text:c="6"/></text:span><text:span text:style-name="T11">|</text:span><text:span text:style-name="T7"> <text:s text:c="6"/>\</text:span></text:p>
      <text:p text:style-name="P23"><text:span text:style-name="T40"><text:s text:c="7"/>50 <text:s text:c="5"/></text:span><text:span text:style-name="T45">80 </text:span><text:span text:style-name="T46">90</text:span><text:span text:style-name="T58"> <text:s text:c="3"/></text:span><text:span text:style-name="T44">100 </text:span><text:span text:style-name="T42">115</text:span></text:p>
      <text:p text:style-name="P4"><text:soft-page-break/>Insert 125:</text:p>
      <text:p text:style-name="P76">__9<text:span text:style-name="T66">5__</text:span></text:p>
      <text:p text:style-name="P46"><text:s/>/ <text:s text:c="14"/>\</text:p>
      <text:p text:style-name="P110"><text:span text:style-name="T7"><text:s/></text:span><text:span text:style-name="T11">7</text:span><text:span text:style-name="T13">0</text:span><text:span text:style-name="T7"> <text:s text:c="14"/>1</text:span><text:span text:style-name="T13">15</text:span></text:p>
      <text:p text:style-name="P24">/ <text:s text:c="4"/><text:span text:style-name="T66">\ <text:s text:c="15"/>/ <text:s text:c="4"/>\</text:span></text:p>
      <text:p text:style-name="P83">50 <text:s text:c="3"/><text:span text:style-name="T41">80 90</text:span> <text:s text:c="6"/><text:span text:style-name="T5"><text:s/></text:span>100 <text:s/>125 </text:p>
      <text:p text:style-name="P4"/>
      <text:p text:style-name="P4">Insert 105:</text:p>
      <text:p text:style-name="P4"/>
      <text:p text:style-name="P77">__9<text:span text:style-name="T66">5__</text:span></text:p>
      <text:p text:style-name="P47"><text:s/>/ <text:s text:c="14"/>\</text:p>
      <text:p text:style-name="P111"><text:span text:style-name="T7"><text:s text:c="6"/></text:span><text:span text:style-name="T11">7</text:span><text:span text:style-name="T13">0</text:span><text:span text:style-name="T7"> <text:s text:c="16"/>1</text:span><text:span text:style-name="T13">15___</text:span></text:p>
      <text:p text:style-name="P25"><text:s text:c="6"/>/ <text:s text:c="6"/><text:span text:style-name="T66">\ <text:s text:c="15"/>/ <text:s text:c="11"/>\ <text:s/></text:span></text:p>
      <text:p text:style-name="P84"><text:s text:c="5"/>50 <text:s text:c="3"/><text:span text:style-name="T41">80 90</text:span> <text:s text:c="6"/><text:span text:style-name="T5"><text:s/></text:span><text:span text:style-name="T41">100 </text:span><text:span text:style-name="T47">105</text:span> <text:s/>125 </text:p>
      <text:p text:style-name="P4"/>
      <text:p text:style-name="P4">Insert 110:</text:p>
      <text:p text:style-name="P78">__9<text:span text:style-name="T66">5__</text:span></text:p>
      <text:p text:style-name="P48"><text:s/>/ <text:s text:c="14"/>\</text:p>
      <text:p text:style-name="P112"><text:span text:style-name="T7"><text:s text:c="6"/></text:span><text:span text:style-name="T11">7</text:span><text:span text:style-name="T13">0</text:span><text:span text:style-name="T7"> <text:s text:c="16"/></text:span><text:span text:style-name="T20">105 </text:span><text:span text:style-name="T17">1</text:span><text:span text:style-name="T19">15</text:span></text:p>
      <text:p text:style-name="P26"><text:s text:c="6"/>/ <text:s text:c="6"/><text:span text:style-name="T66">\ <text:s text:c="15"/>/ <text:s text:c="5"/>| <text:s text:c="6"/>\ <text:s/></text:span></text:p>
      <text:p text:style-name="P112"><text:span text:style-name="T13"><text:s text:c="5"/>50 <text:s text:c="3"/></text:span><text:span text:style-name="T19">80 90</text:span><text:span text:style-name="T13"> <text:s text:c="6"/></text:span><text:span text:style-name="T7"><text:s/></text:span><text:span text:style-name="T28">100 </text:span><text:span text:style-name="T29">1</text:span><text:span text:style-name="T30">10</text:span><text:span text:style-name="T13"> <text:s/>125 </text:span></text:p>
      <text:p text:style-name="P4"/>
      <text:p text:style-name="P4">Insert 140:</text:p>
      <text:p text:style-name="P113"><text:span text:style-name="T11">__1</text:span><text:span text:style-name="T14">00__</text:span></text:p>
      <text:p text:style-name="P49"><text:s/>/ <text:s text:c="14"/>\</text:p>
      <text:p text:style-name="P113"><text:span text:style-name="T7"><text:s text:c="4"/></text:span><text:span text:style-name="T11">7</text:span><text:span text:style-name="T13">0</text:span><text:span text:style-name="T7"> <text:s text:c="15"/></text:span><text:span text:style-name="T17">1</text:span><text:span text:style-name="T19">15</text:span></text:p>
      <text:p text:style-name="P27"><text:s text:c="6"/>/ <text:s text:c="6"/><text:span text:style-name="T66">\ <text:s text:c="15"/>/ <text:s text:c="4"/>\ <text:s text:c="5"/></text:span></text:p>
      <text:p text:style-name="P27"><text:span text:style-name="T66"><text:s text:c="11"/>50 <text:s text:c="3"/></text:span><text:span text:style-name="T49">80 90</text:span><text:span text:style-name="T66"> <text:s text:c="7"/></text:span><text:span text:style-name="T49">100 </text:span><text:span text:style-name="T47">1</text:span><text:span text:style-name="T48">10</text:span><text:span text:style-name="T66"> <text:s/></text:span><text:span text:style-name="T49">125 140</text:span></text:p>
      <text:p text:style-name="P4"/>
      <text:p text:style-name="P4">Delete 95:</text:p>
      <text:p text:style-name="P79">__9<text:span text:style-name="T66">5__</text:span></text:p>
      <text:p text:style-name="P50"><text:s/>/ <text:s text:c="14"/>\</text:p>
      <text:p text:style-name="P114"><text:span text:style-name="T7"><text:s text:c="14"/></text:span><text:span text:style-name="T11">7</text:span><text:span text:style-name="T13">0</text:span><text:span text:style-name="T7"> <text:s text:c="16"/></text:span><text:span text:style-name="T30">1</text:span><text:span text:style-name="T31">15___ <text:s text:c="5"/></text:span></text:p>
      <text:p text:style-name="P28"><text:s text:c="6"/>/ <text:s text:c="6"/><text:span text:style-name="T66">\ <text:s text:c="15"/>/ <text:s text:c="13"/>\ <text:s/></text:span></text:p>
      <text:p text:style-name="P28"><text:span text:style-name="T66"><text:s text:c="11"/>50 <text:s text:c="3"/></text:span><text:span text:style-name="T49">80 90</text:span><text:span text:style-name="T66"> <text:s text:c="7"/></text:span><text:span text:style-name="T49">10</text:span><text:span text:style-name="T50">5</text:span><text:span text:style-name="T49"> </text:span><text:span text:style-name="T47">1</text:span><text:span text:style-name="T48">10</text:span><text:span text:style-name="T66"> <text:s/></text:span><text:span text:style-name="T49">125 140</text:span><text:span text:style-name="T60"> <text:s text:c="3"/></text:span></text:p>
      <text:p text:style-name="P4"/>
      <text:p text:style-name="P4">Delete 125:</text:p>
      <text:p text:style-name="P80">__9<text:span text:style-name="T66">5__</text:span></text:p>
      <text:p text:style-name="P51"><text:s/>/ <text:s text:c="14"/>\</text:p>
      <text:p text:style-name="P115"><text:span text:style-name="T7"><text:s text:c="14"/></text:span><text:span text:style-name="T11">7</text:span><text:span text:style-name="T13">0</text:span><text:span text:style-name="T7"> <text:s text:c="16"/></text:span><text:span text:style-name="T30">1</text:span><text:span text:style-name="T31">15___ <text:s text:c="5"/></text:span></text:p>
      <text:p text:style-name="P29"><text:s text:c="6"/>/ <text:s text:c="6"/><text:span text:style-name="T66">\ <text:s text:c="15"/>/ <text:s text:c="13"/>\ <text:s/></text:span></text:p>
      <text:p text:style-name="P29"><text:span text:style-name="T66"><text:s text:c="11"/>50 <text:s text:c="3"/></text:span><text:span text:style-name="T49">80 90</text:span><text:span text:style-name="T66"> <text:s text:c="7"/></text:span><text:span text:style-name="T49">10</text:span><text:span text:style-name="T50">5</text:span><text:span text:style-name="T49"> </text:span><text:span text:style-name="T47">1</text:span><text:span text:style-name="T48">10</text:span><text:span text:style-name="T66"> <text:s/></text:span><text:span text:style-name="T60">140 <text:s text:c="3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Delete 105:</text:p>
      <text:p text:style-name="P7"/>
      <text:p text:style-name="P81">__9<text:span text:style-name="T66">5__</text:span></text:p>
      <text:p text:style-name="P52"><text:s/>/ <text:s text:c="14"/>\</text:p>
      <text:p text:style-name="P116"><text:span text:style-name="T7"><text:s text:c="14"/></text:span><text:span text:style-name="T11">7</text:span><text:span text:style-name="T13">0</text:span><text:span text:style-name="T7"> <text:s text:c="16"/></text:span><text:span text:style-name="T30">1</text:span><text:span text:style-name="T31">15 <text:s text:c="15"/></text:span></text:p>
      <text:p text:style-name="P30"><text:s text:c="6"/>/ <text:s text:c="6"/><text:span text:style-name="T66">\ <text:s text:c="15"/>/ <text:s text:c="3"/>\ <text:s text:c="8"/></text:span></text:p>
      <text:p text:style-name="P30"><text:span text:style-name="T66"><text:s text:c="11"/>50 <text:s text:c="3"/></text:span><text:span text:style-name="T49">80 90</text:span><text:span text:style-name="T66"> <text:s text:c="7"/></text:span><text:span text:style-name="T61">1</text:span><text:span text:style-name="T62">10</text:span><text:span text:style-name="T66"> <text:s/></text:span><text:span text:style-name="T60">140 <text:s text:c="13"/></text:span></text:p>
      <text:p text:style-name="P97">2-3-4 Tree</text:p>
      <text:p text:style-name="P97"/>
      <text:p text:style-name="P12">Insert 50:</text:p>
      <text:p text:style-name="P12"/>
      <text:p text:style-name="P53">50</text:p>
      <text:p text:style-name="P12"/>
      <text:p text:style-name="P12">Insert 70:</text:p>
      <text:p text:style-name="P12"/>
      <text:p text:style-name="P12"/>
      <text:p text:style-name="P92">50 <text:span text:style-name="T39">70</text:span></text:p>
      <text:p text:style-name="P3">Insert 90:</text:p>
      <text:p text:style-name="P3"/>
      <text:p text:style-name="P92">50 <text:span text:style-name="T39">70 90</text:span></text:p>
      <text:p text:style-name="P3"/>
      <text:p text:style-name="P3">Insert 115:</text:p>
      <text:p text:style-name="P82">70</text:p>
      <text:p text:style-name="P54"><text:s/>/ <text:s text:c="11"/>\</text:p>
      <text:p text:style-name="P31"><text:span text:style-name="T58"><text:s text:c="4"/>50 <text:s text:c="5"/></text:span><text:span text:style-name="T46">90 </text:span><text:span text:style-name="T42">115</text:span></text:p>
      <text:p text:style-name="P3"/>
      <text:p text:style-name="P3">Insert 95:</text:p>
      <text:p text:style-name="P82">70</text:p>
      <text:p text:style-name="P54"><text:s/>/ <text:s text:c="11"/>\</text:p>
      <text:p text:style-name="P31"><text:span text:style-name="T5"><text:s text:c="4"/>50 <text:s text:c="5"/></text:span><text:span text:style-name="T46">90 </text:span><text:span text:style-name="T51">95 </text:span><text:span text:style-name="T42">115</text:span></text:p>
      <text:p text:style-name="P3"/>
      <text:p text:style-name="P3">Insert 100:</text:p>
      <text:p text:style-name="P3"/>
      <text:p text:style-name="P93">70 <text:span text:style-name="T67">95</text:span></text:p>
      <text:p text:style-name="P55"><text:s/>/ <text:s text:c="5"/><text:span text:style-name="T67">|</text:span> <text:s text:c="5"/>\</text:p>
      <text:p text:style-name="P117"><text:span text:style-name="T7"><text:s text:c="7"/>50 <text:s text:c="5"/></text:span><text:span text:style-name="T26">90 <text:s text:c="3"/></text:span><text:span text:style-name="T22">1</text:span><text:span text:style-name="T21">00</text:span><text:span text:style-name="T22"> </text:span><text:span text:style-name="T18">115</text:span></text:p>
      <text:p text:style-name="P3">Insert 80:</text:p>
      <text:p text:style-name="P94">70 <text:span text:style-name="T67">95</text:span></text:p>
      <text:p text:style-name="P56"><text:s/>/ <text:s text:c="5"/><text:span text:style-name="T67">|</text:span> <text:s text:c="5"/>\</text:p>
      <text:p text:style-name="P32"><text:span text:style-name="T5"><text:s text:c="7"/>50 <text:s text:c="5"/></text:span><text:span text:style-name="T46">80 90</text:span><text:span text:style-name="T58"> <text:s text:c="3"/></text:span><text:span text:style-name="T51">1</text:span><text:span text:style-name="T52">00</text:span><text:span text:style-name="T51"> </text:span><text:span text:style-name="T42">115</text:span></text:p>
      <text:p text:style-name="P3"/>
      <text:p text:style-name="P3">Insert 125:</text:p>
      <text:p text:style-name="P95"><text:span text:style-name="T57">___</text:span>70 <text:span text:style-name="T67">95</text:span><text:span text:style-name="T63">___ <text:s text:c="3"/></text:span></text:p>
      <text:p text:style-name="P57"><text:s/>/ <text:s text:c="11"/><text:span text:style-name="T67">|</text:span> <text:s text:c="8"/>\ <text:s text:c="5"/></text:p>
      <text:p text:style-name="P33"><text:span text:style-name="T5"><text:s text:c="7"/>50 <text:s text:c="5"/></text:span><text:span text:style-name="T46">80 90</text:span><text:span text:style-name="T58"> <text:s text:c="3"/></text:span><text:span text:style-name="T51">1</text:span><text:span text:style-name="T52">00</text:span><text:span text:style-name="T51"> </text:span><text:span text:style-name="T42">115 </text:span><text:span text:style-name="T53">125</text:span></text:p>
      <text:p text:style-name="P3"/>
      <text:p text:style-name="P3"/>
      <text:p text:style-name="P3"/>
      <text:p text:style-name="P3"><text:soft-page-break/>Insert 105:</text:p>
      <text:p text:style-name="P3"/>
      <text:p text:style-name="P96"><text:span text:style-name="T57"><text:s text:c="9"/>__</text:span>70 <text:span text:style-name="T67">95 115</text:span><text:span text:style-name="T63"> ______ <text:s text:c="2"/></text:span></text:p>
      <text:p text:style-name="P58"><text:s text:c="5"/>/ <text:s text:c="11"/>/ <text:s text:c="8"/>\ <text:s text:c="11"/><text:span text:style-name="T68">\</text:span></text:p>
      <text:p text:style-name="P118"><text:span text:style-name="T7"><text:s text:c="7"/>50 <text:s text:c="5"/></text:span><text:span text:style-name="T17">80 90</text:span><text:span text:style-name="T26"> <text:s text:c="3"/></text:span><text:span text:style-name="T22">1</text:span><text:span text:style-name="T21">00</text:span><text:span text:style-name="T22"> </text:span><text:span text:style-name="T18">1</text:span><text:span text:style-name="T23">05</text:span><text:span text:style-name="T27"> <text:s text:c="3"/></text:span><text:span text:style-name="T32">125</text:span></text:p>
      <text:p text:style-name="P3">Insert 110:</text:p>
      <text:p text:style-name="P85"/>
      <text:p text:style-name="P85">_______95</text:p>
      <text:p text:style-name="P59"><text:s/>/ <text:s text:c="19"/>\</text:p>
      <text:p text:style-name="P119"><text:span text:style-name="T26"><text:s text:c="4"/>7</text:span><text:span text:style-name="T33">0 </text:span><text:span text:style-name="T26"><text:s text:c="22"/>1</text:span><text:span text:style-name="T33">15</text:span></text:p>
      <text:p text:style-name="P119"><text:span text:style-name="T33"><text:s text:c="8"/>/ <text:s text:c="5"/></text:span><text:span text:style-name="T35">\ <text:s text:c="21"/>/ <text:s text:c="8"/>\ <text:s text:c="4"/></text:span></text:p>
      <text:p text:style-name="P124"><text:span text:style-name="T26"><text:s text:c="4"/>50 <text:s text:c="5"/></text:span><text:span text:style-name="T17">80 90</text:span><text:span text:style-name="T26"> <text:s text:c="7"/></text:span><text:span text:style-name="T22">1</text:span><text:span text:style-name="T21">00</text:span><text:span text:style-name="T22"> </text:span><text:span text:style-name="T18">1</text:span><text:span text:style-name="T23">05 </text:span><text:span text:style-name="T25">110</text:span><text:span text:style-name="T27"> <text:s text:c="3"/></text:span><text:span text:style-name="T32">125</text:span></text:p>
      <text:p text:style-name="P13"/>
      <text:p text:style-name="P3"/>
      <text:p text:style-name="P3">Insert 140:</text:p>
      <text:p text:style-name="P86">_______95</text:p>
      <text:p text:style-name="P60"><text:s/>/ <text:s text:c="19"/>\</text:p>
      <text:p text:style-name="P120"><text:span text:style-name="T26"><text:s text:c="11"/>7</text:span><text:span text:style-name="T33">0 </text:span><text:span text:style-name="T26"><text:s text:c="22"/>1</text:span><text:span text:style-name="T33">15___</text:span></text:p>
      <text:p text:style-name="P120"><text:span text:style-name="T33"><text:s text:c="14"/>/ <text:s text:c="5"/></text:span><text:span text:style-name="T35">\ <text:s text:c="21"/>/ <text:s text:c="12"/>\ <text:s text:c="4"/></text:span></text:p>
      <text:p text:style-name="P87"><text:span text:style-name="T58"><text:s text:c="14"/>50 <text:s text:c="5"/></text:span><text:span text:style-name="T46">80 90</text:span><text:span text:style-name="T58"> <text:s text:c="7"/></text:span><text:span text:style-name="T51">1</text:span><text:span text:style-name="T52">00</text:span><text:span text:style-name="T51"> </text:span><text:span text:style-name="T42">1</text:span><text:span text:style-name="T54">05 </text:span><text:span text:style-name="T41">110</text:span><text:span text:style-name="T59"> <text:s text:c="3"/></text:span><text:span text:style-name="T53">125 </text:span><text:span text:style-name="T55">140</text:span></text:p>
      <text:p text:style-name="P3"/>
      <text:p text:style-name="P3">Delete 95:</text:p>
      <text:p text:style-name="P121"><text:span text:style-name="T15">_______1</text:span><text:span text:style-name="T16">00</text:span></text:p>
      <text:p text:style-name="P61"><text:s/>/ <text:s text:c="19"/>\</text:p>
      <text:p text:style-name="P121"><text:span text:style-name="T26"><text:s text:c="11"/>7</text:span><text:span text:style-name="T33">0 </text:span><text:span text:style-name="T26"><text:s text:c="22"/>1</text:span><text:span text:style-name="T33">15___</text:span></text:p>
      <text:p text:style-name="P121"><text:span text:style-name="T33"><text:s text:c="14"/>/ <text:s text:c="5"/></text:span><text:span text:style-name="T35">\ <text:s text:c="21"/>/ <text:s text:c="12"/>\ <text:s text:c="4"/></text:span></text:p>
      <text:p text:style-name="P88"><text:span text:style-name="T58"><text:s text:c="14"/>50 <text:s text:c="5"/></text:span><text:span text:style-name="T46">80 90</text:span><text:span text:style-name="T58"> <text:s text:c="6"/></text:span><text:span text:style-name="T42">1</text:span><text:span text:style-name="T54">05 </text:span><text:span text:style-name="T41">110</text:span><text:span text:style-name="T59"> <text:s text:c="3"/></text:span><text:span text:style-name="T53">125 </text:span><text:span text:style-name="T55">140</text:span></text:p>
      <text:p text:style-name="P3"/>
      <text:p text:style-name="P3">Delete 125:</text:p>
      <text:p text:style-name="P3"/>
      <text:p text:style-name="P122"><text:span text:style-name="T15">_______1</text:span><text:span text:style-name="T16">00</text:span></text:p>
      <text:p text:style-name="P62"><text:s/>/ <text:s text:c="19"/>\</text:p>
      <text:p text:style-name="P122"><text:span text:style-name="T26"><text:s/>7</text:span><text:span text:style-name="T33">0 </text:span><text:span text:style-name="T26"><text:s text:c="22"/>1</text:span><text:span text:style-name="T33">15</text:span></text:p>
      <text:p text:style-name="P122"><text:span text:style-name="T33"><text:s text:c="6"/>/ <text:s text:c="5"/></text:span><text:span text:style-name="T35">\ <text:s text:c="21"/>/ <text:s text:c="5"/>\ <text:s text:c="4"/></text:span></text:p>
      <text:p text:style-name="P89"><text:span text:style-name="T58"><text:s text:c="5"/>50 <text:s text:c="5"/></text:span><text:span text:style-name="T46">80 90</text:span><text:span text:style-name="T58"> <text:s text:c="6"/></text:span><text:span text:style-name="T42">1</text:span><text:span text:style-name="T54">05 </text:span><text:span text:style-name="T41">110</text:span><text:span text:style-name="T59"> <text:s text:c="3"/></text:span><text:span text:style-name="T65">140</text:span></text:p>
      <text:p text:style-name="P3"/>
      <text:p text:style-name="P3">Delete 105:</text:p>
      <text:p text:style-name="P3"/>
      <text:p text:style-name="P123"><text:span text:style-name="T15">______1</text:span><text:span text:style-name="T16">00</text:span></text:p>
      <text:p text:style-name="P63"><text:s/>/ <text:s text:c="19"/>\</text:p>
      <text:p text:style-name="P123"><text:span text:style-name="T26"><text:s/>7</text:span><text:span text:style-name="T33">0 </text:span><text:span text:style-name="T26"><text:s text:c="22"/>1</text:span><text:span text:style-name="T33">15</text:span></text:p>
      <text:p text:style-name="P123"><text:span text:style-name="T33"><text:s text:c="6"/>/ <text:s text:c="5"/></text:span><text:span text:style-name="T35">\ <text:s text:c="21"/>/ <text:s text:c="5"/>\ <text:s text:c="4"/></text:span></text:p>
      <text:p text:style-name="P90"><text:span text:style-name="T58"><text:s/>50 <text:s text:c="5"/></text:span><text:span text:style-name="T46">80 90</text:span><text:span text:style-name="T58"> <text:s text:c="9"/></text:span><text:span text:style-name="T65">110</text:span><text:span text:style-name="T59"> <text:s text:c="3"/></text:span><text:span text:style-name="T65">140</text:span>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8-17T17:10:15.286000000</dc:date>
    <meta:editing-duration>PT2H7M13S</meta:editing-duration>
    <meta:editing-cycles>58</meta:editing-cycles>
    <meta:document-statistic meta:table-count="0" meta:image-count="0" meta:object-count="0" meta:page-count="7" meta:paragraph-count="226" meta:word-count="559" meta:character-count="4767" meta:non-whitespace-character-count="1460"/>
  </office:meta>
</office:document-meta>
</file>